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258cm" fo:min-width="3.008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3.36cm" fo:min-width="9.45cm"/>
    </style:style>
    <style:style style:name="gr4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3.36cm" fo:min-width="4.6cm"/>
    </style:style>
    <style:style style:name="gr5" style:family="graphic" style:parent-style-name="objectwithoutfill">
      <style:graphic-properties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28cm" svg:stroke-color="#ed1c2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draw:fill-color="#ed1c24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ed1c24" draw:fill="none" draw:textarea-horizontal-align="justify" draw:textarea-vertical-align="middle" draw:auto-grow-height="false" fo:min-height="1.518cm" fo:min-width="1.268cm"/>
    </style:style>
    <style:style style:name="gr10" style:family="graphic" style:parent-style-name="standard">
      <style:graphic-properties draw:stroke="solid" svg:stroke-color="#ed1c24" draw:textarea-horizontal-align="justify" draw:textarea-vertical-align="middle" draw:auto-grow-height="false" fo:min-height="0.058cm" fo:min-width="0.284cm"/>
    </style:style>
    <style:style style:name="gr11" style:family="graphic" style:parent-style-name="standard">
      <style:graphic-properties svg:stroke-color="#ed1c24" draw:fill="none" draw:textarea-horizontal-align="justify" draw:textarea-vertical-align="middle" draw:auto-grow-height="false" fo:min-height="0.05cm" fo:min-width="0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4cm" fo:min-width="0.01cm"/>
    </style:style>
    <style:style style:name="P1" style:family="paragraph">
      <loext:graphic-properties draw:fill="none"/>
      <style:paragraph-properties fo:margin-left="-0.9cm" fo:margin-right="0.9cm" fo:text-align="center" fo:text-indent="0.9cm"/>
    </style:style>
    <style:style style:name="P2" style:family="paragraph">
      <loext:graphic-properties draw:fill="solid" draw:fill-color="#ffffff"/>
      <style:paragraph-properties fo:margin-left="-0.9cm" fo:margin-right="0.9cm" fo:text-align="center" fo:text-indent="0.9cm"/>
    </style:style>
    <style:style style:name="P3" style:family="paragraph">
      <loext:graphic-properties draw:fill-color="#ed1c24"/>
      <style:paragraph-properties fo:margin-left="-0.9cm" fo:margin-right="0.9cm" fo:text-align="center" fo:text-indent="0.9cm"/>
    </style:style>
    <style:style style:name="P4" style:family="paragraph">
      <style:paragraph-properties fo:margin-left="-0.9cm" fo:margin-right="0.9cm" fo:text-align="center" fo:text-indent="0.9cm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5cm" svg:x="5.5cm" svg:y="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0.5cm" svg:y="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0.501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5.502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cm" svg:y1="0.511cm" svg:x2="8cm" svg:y2="0.511cm">
          <text:p/>
        </draw:line>
        <draw:line draw:style-name="gr2" draw:text-style-name="P1" draw:layer="layout" svg:x1="3cm" svg:y1="15.511cm" svg:x2="8cm" svg:y2="15.511cm">
          <text:p/>
        </draw:line>
        <draw:line draw:style-name="gr2" draw:text-style-name="P1" draw:layer="layout" svg:x1="0.5cm" svg:y1="3.011cm" svg:x2="0.5cm" svg:y2="13.011cm">
          <text:p/>
        </draw:line>
        <draw:line draw:style-name="gr2" draw:text-style-name="P1" draw:layer="layout" svg:x1="10.5cm" svg:y1="3.012cm" svg:x2="10.5cm" svg:y2="13.012cm">
          <text:p/>
        </draw:line>
        <draw:custom-shape draw:style-name="gr3" draw:text-style-name="P2" draw:layer="layout" svg:width="9.95cm" svg:height="3.61cm" svg:x="0.53cm" svg:y="3.1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cm" svg:height="3.61cm" svg:x="3cm" svg:y="0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95cm" svg:height="3.61cm" svg:x="0.53cm" svg:y="9.3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cm" svg:height="3.61cm" svg:x="3cm" svg:y="11.88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5cm" svg:y1="5.711cm" svg:x2="10.5cm" svg:y2="5.711cm">
          <text:p/>
        </draw:line>
        <draw:line draw:style-name="gr5" draw:text-style-name="P1" draw:layer="layout" svg:x1="0.5cm" svg:y1="10.211cm" svg:x2="10.5cm" svg:y2="10.211cm">
          <text:p/>
        </draw:line>
        <draw:line draw:style-name="gr6" draw:text-style-name="P1" draw:layer="layout" svg:x1="0.5cm" svg:y1="8.011cm" svg:x2="10.5cm" svg:y2="8.011cm">
          <text:p/>
        </draw:line>
        <draw:line draw:style-name="gr7" draw:text-style-name="P1" draw:layer="layout" svg:x1="1cm" svg:y1="1.511cm" svg:x2="10cm" svg:y2="1.511cm">
          <text:p/>
        </draw:line>
        <draw:line draw:style-name="gr7" draw:text-style-name="P1" draw:layer="layout" svg:x1="1.001cm" svg:y1="14.511cm" svg:x2="10.001cm" svg:y2="14.511cm">
          <text:p/>
        </draw:line>
        <draw:custom-shape draw:style-name="gr8" draw:text-style-name="P3" draw:layer="layout" svg:width="0.3cm" svg:height="0.3cm" svg:x="5.35cm" svg:y="7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2.851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7.852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7.853cm" svg:y="9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2.852cm" svg:y="9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2.852cm" svg:y="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1.75cm" svg:y="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6.751cm" svg:y="2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7.853cm" svg:y="3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2.853cm" svg:y="12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1.751cm" svg:y="11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cm" svg:height="2.5cm" svg:x="6.752cm" svg:y="1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cm" svg:height="0.3cm" svg:x="7.854cm" svg:y="12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4cm" svg:height="0.55cm" svg:x="4.8cm" svg:y="1.5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4" draw:layer="layout" svg:width="1.4cm" svg:height="0.55cm" draw:transform="rotate (-3.14159265358979) translate (6.201cm 14.48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1" draw:layer="layout" svg:width="0.2cm" svg:height="0.3cm" svg:x="2.65cm" svg:y="12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3.15cm" svg:y="12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3.15cm" svg:y="12.6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2.65cm" svg:y="12.6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7.65cm" svg:y="12.6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8.15cm" svg:y="12.6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8.15cm" svg:y="11.9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7.65cm" svg:y="11.9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7.65cm" svg:y="3.7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8.15cm" svg:y="3.7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8.15cm" svg:y="3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7.65cm" svg:y="3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3.15cm" svg:y="3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2.65cm" svg:y="3.0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2.65cm" svg:y="3.7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3.15cm" svg:y="3.7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cm" svg:height="0.3cm" svg:x="3.15cm" svg:y="3.7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2.33cm" svg:y="3.7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3.16cm" svg:y="3.7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3.16cm" svg:y="2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8.16cm" svg:y="2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8.16cm" svg:y="3.7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8.16cm" svg:y="11.8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8.16cm" svg:y="12.6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3.16cm" svg:y="12.6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3.16cm" svg:y="11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3.16cm" svg:y="11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2.33cm" svg:y="2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7.33cm" svg:y="2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7.33cm" svg:y="3.7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7.33cm" svg:y="11.8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7.33cm" svg:y="12.6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2.33cm" svg:y="12.6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2.33cm" svg:y="11.9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1cm" svg:height="0.39cm" svg:x="2.33cm" svg:y="11.9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2.5cm" svg:x="4.253cm" svg:y="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1cm" fo:margin-bottom="0.002cm" fo:margin-left="0cm" fo:margin-right="0cm" fo:page-width="11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4:02:39.871663082</meta:creation-date>
    <dc:date>2017-09-30T14:46:22.057350338</dc:date>
    <meta:editing-duration>PT33M30S</meta:editing-duration>
    <meta:editing-cycles>4</meta:editing-cycles>
    <meta:generator>LibreOffice/5.4.1.2.0$Linux_X86_64 LibreOffice_project/40m0$Build-2</meta:generator>
    <meta:document-statistic meta:object-count="68"/>
  </office:meta>
</office:document-meta>
</file>